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Heading_20_1">
      <style:paragraph-properties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SS</text:h>
      <text:p text:style-name="P1">V layout.phtml jsou definované soubory se styly, které se nachází v public/css. Zároveň je dynamicky pro každý modul načítán soubor se styly, který se jmenuje modul-[moduleName].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00S</meta:editing-duration>
    <meta:editing-cycles>3</meta:editing-cycles>
    <meta:generator>OpenOffice.org/3.2$Win32 OpenOffice.org_project/320m19$Build-9505</meta:generator>
    <dc:date>2012-02-08T09:36:52.33</dc:date>
    <meta:document-statistic meta:table-count="0" meta:image-count="0" meta:object-count="0" meta:page-count="1" meta:paragraph-count="2" meta:word-count="27" meta:character-count="185"/>
    <meta:user-defined meta:name="Info 1"/>
    <meta:user-defined meta:name="Info 2"/>
    <meta:user-defined meta:name="Info 3"/>
    <meta:user-defined meta:name="Info 4"/>
  </office:meta>
</office:document-meta>
</file>